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in"/>
    </style:style>
    <style:style style:name="co2" style:family="table-column">
      <style:table-column-properties fo:break-before="auto" style:column-width="2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JetBrainsMono NF" fo:font-size="13pt" style:font-size-asian="13pt" style:font-size-complex="13pt"/>
    </style:style>
    <style:style style:name="ce19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style:font-name="JetBrainsMono NF"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JetBrainsMono NF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30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31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 style:data-style-name="N49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34" style:family="table-cell" style:parent-style-name="Default" style:data-style-name="N49">
      <style:table-cell-properties fo:background-color="#dee6ef" style:text-align-source="fix" style:repeat-content="false"/>
      <style:paragraph-properties fo:text-align="center" fo:margin-left="0in"/>
      <style:text-properties style:font-name="JetBrainsMono NF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9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  <style:style style:name="ce35" style:family="table-cell" style:parent-style-name="Default" style:data-style-name="N49">
      <style:table-cell-properties fo:background-color="#dee6ef" style:text-align-source="fix" style:repeat-content="false"/>
      <style:paragraph-properties fo:text-align="center" fo:margin-left="0in"/>
      <style:text-properties style:font-name="JetBrainsMono NF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JetBrainsMono NF" fo:font-size="13pt" style:font-size-asian="13pt" style:font-size-complex="13pt"/>
    </style:style>
    <style:style style:name="ce24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JetBrainsMono NF" fo:font-size="13pt" fo:font-weight="normal" style:font-size-asian="13pt" style:font-weight-asian="normal" style:font-size-complex="13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4"/>
        <table:table-column table:style-name="co2" table:default-cell-style-name="ce30"/>
        <table:table-column table:style-name="co2" table:default-cell-style-name="ce5"/>
        <table:table-column table:style-name="co2" table:number-columns-repeated="16378" table:default-cell-style-name="ce4"/>
        <table:table-column table:style-name="co2"/>
        <table:table-row table:style-name="ro1">
          <table:table-cell table:number-columns-repeated="16383"/>
        </table:table-row>
        <table:table-row table:style-name="ro1">
          <table:table-cell table:style-name="ce2" office:value-type="string" calcext:value-type="string">
            <text:p>Start Date</text:p>
          </table:table-cell>
          <table:table-cell table:style-name="ce7" office:value-type="date" office:date-value="2025-10-01" calcext:value-type="date">
            <text:p>10/01/2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ours/Week (full)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24"/>
          <table:table-cell table:number-columns-repeated="16378"/>
        </table:table-row>
        <table:table-row table:style-name="ro1">
          <table:table-cell office:value-type="string" calcext:value-type="string">
            <text:p>Hours/Week (a)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24"/>
          <table:table-cell table:number-columns-repeated="16378"/>
        </table:table-row>
        <table:table-row table:style-name="ro1">
          <table:table-cell office:value-type="string" calcext:value-type="string">
            <text:p>Hours/Week (b)</text:p>
          </table:table-cell>
          <table:table-cell table:formula="of:=[.B3]-[.B4]" office:value-type="float" office:value="22" calcext:value-type="float">
            <text:p>22</text:p>
          </table:table-cell>
          <table:table-cell table:number-columns-repeated="2"/>
          <table:table-cell table:style-name="ce24"/>
          <table:table-cell table:number-columns-repeated="16378"/>
        </table:table-row>
        <table:table-row table:style-name="ro1">
          <table:table-cell office:value-type="string" calcext:value-type="string">
            <text:p>Days off (table)</text:p>
          </table:table-cell>
          <table:table-cell table:formula="of:=14" office:value-type="float" office:value="14" calcext:value-type="float">
            <text:p>14</text:p>
          </table:table-cell>
          <table:table-cell office:value-type="string" calcext:value-type="string">
            <text:p>(Dec)</text:p>
          </table:table-cell>
          <table:table-cell/>
          <table:table-cell table:style-name="ce24"/>
          <table:table-cell table:number-columns-repeated="16378"/>
        </table:table-row>
        <table:table-row table:style-name="ro1" table:number-rows-repeated="2">
          <table:table-cell table:number-columns-repeated="4"/>
          <table:table-cell table:style-name="ce24"/>
          <table:table-cell table:number-columns-repeated="16378"/>
        </table:table-row>
        <table:table-row table:style-name="ro1">
          <table:table-cell table:style-name="ce2" office:value-type="string" calcext:value-type="string">
            <text:p>Courses</text:p>
          </table:table-cell>
          <table:table-cell table:style-name="ce6" office:value-type="string" calcext:value-type="string">
            <text:p>Duration (w)</text:p>
          </table:table-cell>
          <table:table-cell table:style-name="ce6" office:value-type="string" calcext:value-type="string">
            <text:p>Avg. h/w</text:p>
          </table:table-cell>
          <table:table-cell table:style-name="ce31" office:value-type="string" calcext:value-type="string">
            <text:p>End Date</text:p>
          </table:table-cell>
          <table:table-cell table:style-name="ce24"/>
          <table:table-cell table:number-columns-repeated="16378"/>
        </table:table-row>
        <table:table-row table:style-name="ro1">
          <table:table-cell table:style-name="ce2"/>
          <table:table-cell table:style-name="ce6" table:number-columns-repeated="2"/>
          <table:table-cell table:style-name="ce31"/>
          <table:table-cell table:style-name="ce24"/>
          <table:table-cell table:number-columns-repeated="16378"/>
        </table:table-row>
        <table:table-row table:style-name="ro1">
          <table:table-cell table:style-name="ce2" office:value-type="string" calcext:value-type="string">
            <text:p>Pre-College Mathematics</text:p>
          </table:table-cell>
          <table:table-cell table:number-columns-repeated="3"/>
          <table:table-cell table:style-name="ce24"/>
          <table:table-cell table:number-columns-repeated="16378"/>
        </table:table-row>
        <table:table-row table:style-name="ro1">
          <table:table-cell office:value-type="string" calcext:value-type="string">
            <text:p>Arithmetic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date" office:date-value="2025-10-04" calcext:value-type="date">
            <text:p>2025-10-04</text:p>
          </table:table-cell>
          <table:table-cell table:style-name="ce24"/>
          <table:table-cell table:number-columns-repeated="16378"/>
        </table:table-row>
        <table:table-row table:style-name="ro1">
          <table:table-cell office:value-type="string" calcext:value-type="string">
            <text:p>Pre-Algebra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25-10-09" calcext:value-type="date">
            <text:p>2025-10-09</text:p>
          </table:table-cell>
          <table:table-cell table:style-name="ce24"/>
          <table:table-cell table:number-columns-repeated="16378"/>
        </table:table-row>
        <table:table-row table:style-name="ro1">
          <table:table-cell office:value-type="string" calcext:value-type="string">
            <text:p>Algebra 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date" office:date-value="2025-10-28" calcext:value-type="date">
            <text:p>2025-10-28</text:p>
          </table:table-cell>
          <table:table-cell table:style-name="ce24"/>
          <table:table-cell table:number-columns-repeated="16378"/>
        </table:table-row>
        <table:table-row table:style-name="ro1">
          <table:table-cell office:value-type="string" calcext:value-type="string">
            <text:p>Geometry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date" office:date-value="2025-12-11" calcext:value-type="date">
            <text:p>2025-12-11</text:p>
          </table:table-cell>
          <table:table-cell table:style-name="ce24"/>
          <table:table-cell table:number-columns-repeated="16378"/>
        </table:table-row>
        <table:table-row table:style-name="ro1">
          <table:table-cell office:value-type="string" calcext:value-type="string">
            <text:p>Algebra 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D15]+([.B16]*[.C16]/[.$B$3]*7)+[.B6]" office:value-type="date" office:date-value="2026-02-06T13:20:00" calcext:value-type="date">
            <text:p>2026-02-06</text:p>
          </table:table-cell>
          <table:table-cell table:style-name="ce24"/>
          <table:table-cell table:number-columns-repeated="16378"/>
        </table:table-row>
        <table:table-row table:style-name="ro1">
          <table:table-cell office:value-type="string" calcext:value-type="string">
            <text:p>Trigonomet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16]+([.B17]*[.C17]/[.$B$3]*7)" office:value-type="date" office:date-value="2026-03-06T13:20:00" calcext:value-type="date">
            <text:p>2026-03-06</text:p>
          </table:table-cell>
          <table:table-cell table:style-name="ce24"/>
          <table:table-cell table:number-columns-repeated="16378"/>
        </table:table-row>
        <table:table-row table:style-name="ro1">
          <table:table-cell office:value-type="string" calcext:value-type="string">
            <text:p>Precalculus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[.D17]+([.B18]*[.C18]/[.$B$3]*7)" office:value-type="date" office:date-value="2026-04-21T01:20:00" calcext:value-type="date">
            <text:p>2026-04-21</text:p>
          </table:table-cell>
          <table:table-cell table:style-name="ce24"/>
          <table:table-cell table:number-columns-repeated="16378"/>
        </table:table-row>
        <table:table-row table:style-name="ro1">
          <table:table-cell table:number-columns-repeated="4"/>
          <table:table-cell table:style-name="ce24"/>
          <table:table-cell table:number-columns-repeated="16378"/>
        </table:table-row>
        <table:table-row table:style-name="ro1">
          <table:table-cell table:style-name="ce2" office:value-type="string" calcext:value-type="string">
            <text:p>Intro CS</text:p>
          </table:table-cell>
          <table:table-cell table:number-columns-repeated="3"/>
          <table:table-cell table:style-name="ce24"/>
          <table:table-cell table:number-columns-repeated="16378"/>
        </table:table-row>
        <table:table-row table:style-name="ro1">
          <table:table-cell office:value-type="string" calcext:value-type="string">
            <text:p>Introduction to Computer Science and Programming using Python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8]+([.B21]*[.C21]/[.$B$3]*7)" office:value-type="date" office:date-value="2026-05-12T20:00:00" calcext:value-type="date">
            <text:p>2026-05-12</text:p>
          </table:table-cell>
          <table:table-cell table:style-name="ce24"/>
          <table:table-cell table:number-columns-repeated="16378"/>
        </table:table-row>
        <table:table-row table:style-name="ro1">
          <table:table-cell table:number-columns-repeated="4"/>
          <table:table-cell table:style-name="ce24"/>
          <table:table-cell table:number-columns-repeated="16378"/>
        </table:table-row>
        <table:table-row table:style-name="ro1">
          <table:table-cell table:style-name="ce2" office:value-type="string" calcext:value-type="string">
            <text:p>Core mat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lculus 1A: Differentiation 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1]+([.B24]*[.C24]/[.$B$4]*7)" office:value-type="date" office:date-value="2026-07-03T20:00:00" calcext:value-type="date">
            <text:p>2026-07-0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alculus 1B: Integratio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4]+([.B25]*[.C25]/[.$B$4]*7)" office:value-type="date" office:date-value="2026-08-24T20:00:00" calcext:value-type="date">
            <text:p>2026-08-2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alculus 1C: Coordinate Systems &amp; Infinite Serie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D25]+([.B26]*[.C26]/[.$B$4]*7)" office:value-type="date" office:date-value="2026-09-17T20:00:00" calcext:value-type="date">
            <text:p>2026-09-1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thematics for Computer Science 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26]+([.B27]*[.C27]/[.$B$4]*7)" office:value-type="date" office:date-value="2026-10-20T08:00:00" calcext:value-type="date">
            <text:p>2026-10-20</text:p>
          </table:table-cell>
          <table:table-cell table:number-columns-repeated="16379"/>
        </table:table-row>
        <table:table-row table:style-name="ro1">
          <table:table-cell table:number-columns-repeated="16383"/>
        </table:table-row>
        <table:table-row table:style-name="ro1">
          <table:table-cell table:style-name="ce2" office:value-type="string" calcext:value-type="string">
            <text:p>Core C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stematic Program Design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21]+([.B30]*[.C30]/[.$B$5]*7)" office:value-type="date" office:date-value="2026-06-19T01:27:16.36364" calcext:value-type="date">
            <text:p>2026-06-1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lass-based Program Desig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30]+([.B31]*[.C31]/[.$B$5]*7)" office:value-type="date" office:date-value="2026-07-22T03:38:10.90909" calcext:value-type="date">
            <text:p>2026-07-2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ogramming Languages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31]+([.B32]*[.C32]/[.$B$5]*7)" office:value-type="date" office:date-value="2026-08-12T03:38:10.90909" calcext:value-type="date">
            <text:p>2026-08-1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ect-Oriented Design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32]+([.B33]*[.C33]/[.$B$5]*7)" office:value-type="date" office:date-value="2026-09-14T05:49:05.45455" calcext:value-type="date">
            <text:p>2026-09-1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oftware Architecture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33]+([.B34]*[.C34]/[.$B$5]*7)" office:value-type="date" office:date-value="2026-09-19T08:00:00" calcext:value-type="date">
            <text:p>2026-09-19</text:p>
          </table:table-cell>
          <table:table-cell table:number-columns-repeated="16379"/>
        </table:table-row>
        <table:table-row table:style-name="ro1">
          <table:table-cell table:number-columns-repeated="16383"/>
        </table:table-row>
        <table:table-row table:style-name="ro1">
          <table:table-cell table:style-name="ce2" office:value-type="string" calcext:value-type="string">
            <text:p>CS Tool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Missing Semester of Your CS Education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D34]+([.B37]*[.C37]/[.$B$5]*7)" office:value-type="date" office:date-value="2026-09-26T23:16:21.81818" calcext:value-type="date">
            <text:p>2026-09-26</text:p>
          </table:table-cell>
          <table:table-cell table:number-columns-repeated="16379"/>
        </table:table-row>
        <table:table-row table:style-name="ro1">
          <table:table-cell table:number-columns-repeated="16383"/>
        </table:table-row>
        <table:table-row table:style-name="ro1">
          <table:table-cell table:style-name="ce2" office:value-type="string" calcext:value-type="string">
            <text:p>Core system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ild a Modern Computer from First Principles: From Nand to Tetris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D37]+([.B40]*[.C40]/[.$B$5]*7)" office:value-type="date" office:date-value="2026-10-16T01:27:16.36364" calcext:value-type="date">
            <text:p>2026-10-1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uild a Modern Computer from First Principles: Nand to Tetris Part II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D40]+([.B41]*[.C41]/[.$B$5]*7)" office:value-type="date" office:date-value="2026-11-13T16:43:38.18182" calcext:value-type="date">
            <text:p>2026-11-1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perating Systems: Three Easy Piece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41]+([.B42]*[.C42]/[.$B$3]*7)" office:value-type="date" office:date-value="2026-11-30T19:23:38.18182" calcext:value-type="date">
            <text:p>2026-11-3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mputer Networking: a Top-Down Approach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D42]+([.B43]*[.C43]/[.$B$3]*7)" office:value-type="date" office:date-value="2026-12-13T06:03:38.18182" calcext:value-type="date">
            <text:p>2026-12-13</text:p>
          </table:table-cell>
          <table:table-cell table:number-columns-repeated="16379"/>
        </table:table-row>
        <table:table-row table:style-name="ro1">
          <table:table-cell table:number-columns-repeated="16383"/>
        </table:table-row>
        <table:table-row table:style-name="ro1">
          <table:table-cell table:style-name="ce2" office:value-type="string" calcext:value-type="string">
            <text:p>Core theor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gorithms: Design and Analysis, Part 1 (alternative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43]+([.B46]*[.C46]/[.$B$3]*7)" office:value-type="date" office:date-value="2026-12-22T14:03:38.18182" calcext:value-type="date">
            <text:p>2026-12-2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lgorithms: Design and Analysis, Part 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46]+([.B47]*[.C47]/[.$B$3]*7)" office:value-type="date" office:date-value="2026-12-31T22:03:38.18182" calcext:value-type="date">
            <text:p>2026-12-31</text:p>
          </table:table-cell>
          <table:table-cell table:number-columns-repeated="16379"/>
        </table:table-row>
        <table:table-row table:style-name="ro1">
          <table:table-cell table:number-columns-repeated="16383"/>
        </table:table-row>
        <table:table-row table:style-name="ro1">
          <table:table-cell table:style-name="ce2" office:value-type="string" calcext:value-type="string">
            <text:p>Core securit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ybersecurity Fundamental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D47]+([.B50]*[.C50]/[.$B$3]*7)" office:value-type="date" office:date-value="2027-01-18T00:43:38.18182" calcext:value-type="date">
            <text:p>2027-01-1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inciples of Secure Coding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50]+([.B51]*[.C51]/[.$B$3]*7)" office:value-type="date" office:date-value="2027-01-21T03:23:38.18182" calcext:value-type="date">
            <text:p>2027-01-2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dentifying Security Vulnerabilities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51]+([.B52]*[.C52]/[.$B$3]*7)" office:value-type="date" office:date-value="2027-01-24T06:03:38.18182" calcext:value-type="date">
            <text:p>2027-01-2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dentifying Security Vulnerabilities in C/C++Programmi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D52]+([.B53]*[.C53]/[.$B$3]*7)" office:value-type="date" office:date-value="2027-01-28T03:23:38.18182" calcext:value-type="date">
            <text:p>2027-01-2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xploiting and Securing Vulnerabilities in Java Application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D53]+([.B54]*[.C54]/[.$B$3]*7)" office:value-type="date" office:date-value="2027-02-01T00:43:38.18182" calcext:value-type="date">
            <text:p>2027-02-01</text:p>
          </table:table-cell>
          <table:table-cell table:number-columns-repeated="16379"/>
        </table:table-row>
        <table:table-row table:style-name="ro1">
          <table:table-cell table:number-columns-repeated="16383"/>
        </table:table-row>
        <table:table-row table:style-name="ro1">
          <table:table-cell table:style-name="ce2" office:value-type="string" calcext:value-type="string">
            <text:p>AP Physics 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lassical Mechanics (<text:a xlink:href="https://ocw.mit.edu/courses/8-01sc" xlink:type="simple">https://ocw.mit.edu/courses/8-01sc</text:a>-classical-mechanics-fall-2016/) (check for missing videos: https://www.youtube.com/playlist?list=PLFE3074A4CB751B2B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54]+([.B57]*[.C57]/[.$B$4]*7)" office:value-type="date" office:date-value="2027-03-03T00:43:38.18182" calcext:value-type="date">
            <text:p>2027-03-0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C: Electromagnetism, IISER Bhopal (https://nptel.ac.in/courses/115106122) (check for missing videos: https://www.youtube.com/playlist?list=PLD07B2225BB40E582)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5" calcext:value-type="float">
            <text:p>5</text:p>
          </table:table-cell>
          <table:table-cell table:formula="of:=[.D57]+([.B58]*[.C58]/[.$B$4]*7)" office:value-type="date" office:date-value="2027-04-02T00:43:38.18182" calcext:value-type="date">
            <text:p>2027-04-02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21"/>
          <table:table-cell table:number-columns-repeated="16380"/>
        </table:table-row>
        <table:table-row table:style-name="ro1">
          <table:table-cell table:style-name="ce2" office:value-type="string" calcext:value-type="string">
            <text:p>Core ethics</text:p>
          </table:table-cell>
          <table:table-cell table:style-name="ce17" table:number-columns-repeated="2"/>
          <table:table-cell table:style-name="ce33"/>
          <table:table-cell table:number-columns-repeated="16379"/>
        </table:table-row>
        <table:table-row table:style-name="ro1">
          <table:table-cell table:style-name="ce12" office:value-type="string" calcext:value-type="string">
            <text:p>Ethics, Technology and Engineering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2" calcext:value-type="float">
            <text:p>2</text:p>
          </table:table-cell>
          <table:table-cell table:style-name="ce33" table:formula="of:=[.D58]+([.B61]*[.C61]/[.$B$4]*7)" office:value-type="date" office:date-value="2027-04-11T00:43:38.18182" calcext:value-type="date">
            <text:p>2027-04-11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Introduction to Intellectual Property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33" table:formula="of:=[.D61]+([.B62]*[.C62]/[.$B$4]*7)" office:value-type="date" office:date-value="2027-04-15T00:43:38.18182" calcext:value-type="date">
            <text:p>2027-04-15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Data Privacy Fundamentals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33" table:formula="of:=[.D62]+([.B63]*[.C63]/[.$B$4]*7)" office:value-type="date" office:date-value="2027-04-19T12:43:38.18182" calcext:value-type="date">
            <text:p>2027-04-19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21"/>
          <table:table-cell table:number-columns-repeated="16380"/>
        </table:table-row>
        <table:table-row table:style-name="ro1">
          <table:table-cell table:style-name="ce2" office:value-type="string" calcext:value-type="string">
            <text:p>Core applic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tabases: Modeling and Theor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54]+([.B66]*[.C66]/[.$B$5]*7)" office:value-type="date" office:date-value="2027-02-07T09:27:16.36364" calcext:value-type="date">
            <text:p>2027-02-0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bases: Relational Databases and SQ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66]+([.B67]*[.C67]/[.$B$5]*7)" office:value-type="date" office:date-value="2027-02-13T18:10:54.54546" calcext:value-type="date">
            <text:p>2027-02-1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tabases: Semistructured Dat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67]+([.B68]*[.C68]/[.$B$5]*7)" office:value-type="date" office:date-value="2027-02-20T02:54:32.72727" calcext:value-type="date">
            <text:p>2027-02-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68]+([.B69]*[.C69]/[.$B$5]*7)" office:value-type="date" office:date-value="2027-03-23T14:54:32.72727" calcext:value-type="date">
            <text:p>2027-03-2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mputer Graphics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D69]+([.B70]*[.C70]/[.$B$5]*7)" office:value-type="date" office:date-value="2027-04-15T12:43:38.18182" calcext:value-type="date">
            <text:p>2027-04-1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oftware Engineering: Introduction (alternative)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D70]+([.B71]*[.C71]/[.$B$5]*7)" office:value-type="date" office:date-value="2027-05-02T17:05:27.27273" calcext:value-type="date">
            <text:p>2027-05-02</text:p>
          </table:table-cell>
          <table:table-cell table:number-columns-repeated="16379"/>
        </table:table-row>
        <table:table-row table:style-name="ro1">
          <table:table-cell table:number-columns-repeated="16383"/>
        </table:table-row>
        <table:table-row table:style-name="ro1">
          <table:table-cell table:style-name="ce2" office:value-type="string" calcext:value-type="string">
            <text:p>Advanced programm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allel Programmin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D71]+([.B74]*[.C74]/[.$B$3]*7)" office:value-type="date" office:date-value="2027-05-08T03:45:27.27273" calcext:value-type="date">
            <text:p>2027-05-0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mpilers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74]+([.B75]*[.C75]/[.$B$3]*7)" office:value-type="date" office:date-value="2027-05-20T09:45:27.27273" calcext:value-type="date">
            <text:p>2027-05-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ntroduction to Haskell</text:p>
          </table:table-cell>
          <table:table-cell office:value-type="float" office:value="14" calcext:value-type="float">
            <text:p>14</text:p>
          </table:table-cell>
          <table:table-cell table:style-name="ce21" office:value-type="float" office:value="7" calcext:value-type="float">
            <text:p>7</text:p>
          </table:table-cell>
          <table:table-cell table:formula="of:=[.D75]+([.B76]*[.C76]/[.$B$3]*7)" office:value-type="date" office:date-value="2027-06-08T11:05:27.27273" calcext:value-type="date">
            <text:p>2027-06-0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earn Prolog Now! (alternative)*</text:p>
          </table:table-cell>
          <table:table-cell office:value-type="float" office:value="12" calcext:value-type="float">
            <text:p>12</text:p>
          </table:table-cell>
          <table:table-cell table:style-name="ce21" office:value-type="float" office:value="7" calcext:value-type="float">
            <text:p>7</text:p>
          </table:table-cell>
          <table:table-cell table:formula="of:=[.D76]+([.B77]*[.C77]/[.$B$3]*7)" office:value-type="date" office:date-value="2027-06-24T19:05:27.27273" calcext:value-type="date">
            <text:p>2027-06-2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oftware Debugging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77]+([.B78]*[.C78]/[.$B$3]*7)" office:value-type="date" office:date-value="2027-07-04T03:05:27.27273" calcext:value-type="date">
            <text:p>2027-07-0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oftware Testin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4" table:formula="of:=[.D78]+([.B79]*[.C79]/[.$B$3]*7)" office:value-type="date" office:date-value="2027-07-08T19:05:27.27273" calcext:value-type="date">
            <text:p>2027-07-08</text:p>
          </table:table-cell>
          <table:table-cell table:number-columns-repeated="16379"/>
        </table:table-row>
        <table:table-row table:style-name="ro1">
          <table:table-cell table:number-columns-repeated="16383"/>
        </table:table-row>
        <table:table-row table:style-name="ro1">
          <table:table-cell table:style-name="ce2" office:value-type="string" calcext:value-type="string">
            <text:p>Advanced systems</text:p>
          </table:table-cell>
          <table:table-cell table:style-name="ce17" table:number-columns-repeated="2"/>
          <table:table-cell table:style-name="ce33"/>
          <table:table-cell table:number-columns-repeated="16379"/>
        </table:table-row>
        <table:table-row table:style-name="ro1">
          <table:table-cell table:style-name="ce12" office:value-type="string" calcext:value-type="string">
            <text:p>Computation Structures 1: Digital Circuits alternative 1 alternative 2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79]+([.B82]*[.C82]/[.$B$3]*7)" office:value-type="date" office:date-value="2027-07-20T11:05:27.27273" calcext:value-type="date">
            <text:p>2027-07-20</text:p>
          </table:table-cell>
          <table:table-cell table:number-columns-repeated="16379"/>
        </table:table-row>
        <table:table-row table:style-name="ro1">
          <table:table-cell table:style-name="ce12" office:value-type="string" calcext:value-type="string">
            <text:p>Computation Structures 2: Computer Architecture</text:p>
          </table:table-cell>
          <table:table-cell table:style-name="ce18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82]+([.B83]*[.C83]/[.$B$3]*7)" office:value-type="date" office:date-value="2027-08-01T03:05:27.27273" calcext:value-type="date">
            <text:p>2027-08-01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omputation Structures 3: Computer Organization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6" calcext:value-type="float">
            <text:p>6</text:p>
          </table:table-cell>
          <table:table-cell table:formula="of:=[.D83]+([.B84]*[.C84]/[.$B$3]*7)" office:value-type="date" office:date-value="2027-08-12T19:05:27.27273" calcext:value-type="date">
            <text:p>2027-08-12</text:p>
          </table:table-cell>
          <table:table-cell table:number-columns-repeated="16379"/>
        </table:table-row>
        <table:table-row table:style-name="ro1">
          <table:table-cell table:style-name="ce12"/>
          <table:table-cell table:style-name="ce17" table:number-columns-repeated="2"/>
          <table:table-cell table:style-name="ce33"/>
          <table:table-cell table:number-columns-repeated="16379"/>
        </table:table-row>
        <table:table-row table:style-name="ro1">
          <table:table-cell table:style-name="ce2" office:value-type="string" calcext:value-type="string">
            <text:p>Advanced theory</text:p>
          </table:table-cell>
          <table:table-cell table:style-name="ce17" table:number-columns-repeated="2"/>
          <table:table-cell table:style-name="ce33"/>
          <table:table-cell table:number-columns-repeated="16379"/>
        </table:table-row>
        <table:table-row table:style-name="ro1">
          <table:table-cell office:value-type="string" calcext:value-type="string">
            <text:p>Theory of Computation (alternative)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D84]+([.B87]*[.C87]/[.$B$3]*7)" office:value-type="date" office:date-value="2027-09-07T01:45:27.27273" calcext:value-type="date">
            <text:p>2027-09-0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mputational Geometry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87]+([.B88]*[.C88]/[.$B$3]*7)" office:value-type="date" office:date-value="2027-10-01T23:05:27.27273" calcext:value-type="date">
            <text:p>2027-10-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ame Theory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88]+([.B89]*[.C89]/[.$B$3]*7)" office:value-type="date" office:date-value="2027-10-06T15:05:27.27273" calcext:value-type="date">
            <text:p>2027-10-06</text:p>
          </table:table-cell>
          <table:table-cell table:number-columns-repeated="16379"/>
        </table:table-row>
        <table:table-row table:style-name="ro1">
          <table:table-cell table:number-columns-repeated="16383"/>
        </table:table-row>
        <table:table-row table:style-name="ro1">
          <table:table-cell table:style-name="ce2" office:value-type="string" calcext:value-type="string">
            <text:p>Advanced Information Securit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b Security Fundamentals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D89]+([.B92]*[.C92]/[.$B$3]*7)" office:value-type="date" office:date-value="2027-10-11T11:45:27.27273" calcext:value-type="date">
            <text:p>2027-10-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curity Governance &amp; Compli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92]+([.B93]*[.C93]/[.$B$3]*7)" office:value-type="date" office:date-value="2027-10-13T05:45:27.27273" calcext:value-type="date">
            <text:p>2027-10-1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gital Forensics Concepts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93]+([.B94]*[.C94]/[.$B$3]*7)" office:value-type="date" office:date-value="2027-10-14T23:45:27.27273" calcext:value-type="date">
            <text:p>2027-10-1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cure Software Development: Requirements, Design, and Reus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94]+([.B95]*[.C95]/[.$B$3]*7)" office:value-type="date" office:date-value="2027-10-17T17:05:27.27273" calcext:value-type="date">
            <text:p>2027-10-1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cure Software Development: Implementatio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95]+([.B96]*[.C96]/[.$B$3]*7)" office:value-type="date" office:date-value="2027-10-20T10:25:27.27273" calcext:value-type="date">
            <text:p>2027-10-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cure Software Development: Verification and More Specialized Topic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D96]+([.B97]*[.C97]/[.$B$3]*7)" office:value-type="date" office:date-value="2027-10-23T03:45:27.27273" calcext:value-type="date">
            <text:p>2027-10-23</text:p>
          </table:table-cell>
          <table:table-cell table:number-columns-repeated="16379"/>
        </table:table-row>
        <table:table-row table:style-name="ro1">
          <table:table-cell table:number-columns-repeated="16383"/>
        </table:table-row>
        <table:table-row table:style-name="ro1">
          <table:table-cell table:style-name="ce2" office:value-type="string" calcext:value-type="string">
            <text:p>Advanced mat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ssence of Linear Algebra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0" calcext:value-type="float">
            <text:p>10</text:p>
          </table:table-cell>
          <table:table-cell table:formula="of:=[.D97]+([.B100]*[.C100]/[.$B$3]*7)" office:value-type="date" office:date-value="2027-11-19T09:05:27.27273" calcext:value-type="date">
            <text:p>2027-11-1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near Algebra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D100]+([.B101]*[.C101]/[.$B$3]*7)" office:value-type="date" office:date-value="2027-12-22T01:05:27.27273" calcext:value-type="date">
            <text:p>2027-12-2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ntroduction to Numerical Methods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D101]+([.B102]*[.C102]/[.$B$3]*7)" office:value-type="date" office:date-value="2028-01-23T17:05:27.27273" calcext:value-type="date">
            <text:p>2028-01-2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ntroduction to Formal Logic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102]+([.B103]*[.C103]/[.$B$3]*7)" office:value-type="date" office:date-value="2028-02-04T09:05:27.27273" calcext:value-type="date">
            <text:p>2028-02-0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robability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103]+([.B104]*[.C104]/[.$B$3]*7)" office:value-type="date" office:date-value="2028-02-27T17:05:27.27273" calcext:value-type="date">
            <text:p>2028-02-27</text:p>
          </table:table-cell>
          <table:table-cell table:number-columns-repeated="16379"/>
        </table:table-row>
        <table:table-row table:style-name="ro1">
          <table:table-cell table:number-columns-repeated="16383"/>
        </table:table-row>
        <table:table-row table:style-name="ro1">
          <table:table-cell table:style-name="ce14" office:value-type="string" calcext:value-type="string">
            <text:p>Fundamentals of Physics</text:p>
          </table:table-cell>
          <table:table-cell table:style-name="ce15"/>
          <table:table-cell table:number-columns-repeated="2"/>
          <table:table-cell table:style-name="ce15" office:value-type="string" calcext:value-type="string">
            <text:p>(Requirements : Single variable calculus, elementary vectors and complex numbers.)</text:p>
          </table:table-cell>
          <table:table-cell table:number-columns-repeated="16378"/>
        </table:table-row>
        <table:table-row table:style-name="ro2">
          <table:table-cell table:style-name="ce15" office:value-type="string" calcext:value-type="string">
            <text:p>Fundamentals of Physics 1 (<text:a xlink:href="https://oyc.yale.edu/physics/phys-200" xlink:type="simple">https://oyc.yale.edu/physics/phys-200</text:a>)</text:p>
          </table:table-cell>
          <table:table-cell table:style-name="ce21" office:value-type="float" office:value="13" calcext:value-type="float">
            <text:p>13</text:p>
          </table:table-cell>
          <table:table-cell table:style-name="ce22" office:value-type="float" office:value="5" calcext:value-type="float">
            <text:p>5</text:p>
          </table:table-cell>
          <table:table-cell table:formula="of:=[.D104]+([.B107]*[.C107]/[.$B$3]*7)" office:value-type="date" office:date-value="2028-03-11T08:25:27.27273" calcext:value-type="date">
            <text:p>2028-03-11</text:p>
          </table:table-cell>
          <table:table-cell table:number-columns-repeated="16379"/>
        </table:table-row>
        <table:table-row table:style-name="ro2">
          <table:table-cell table:style-name="ce15" office:value-type="string" calcext:value-type="string">
            <text:p>Fundamentals of Physcis 2 (<text:a xlink:href="https://oyc.yale.edu/physics/phys-201" xlink:type="simple">https://oyc.yale.edu/physics/phys-201</text:a>)</text:p>
          </table:table-cell>
          <table:table-cell table:style-name="ce21" office:value-type="float" office:value="14" calcext:value-type="float">
            <text:p>14</text:p>
          </table:table-cell>
          <table:table-cell table:style-name="ce22" office:value-type="float" office:value="5" calcext:value-type="float">
            <text:p>5</text:p>
          </table:table-cell>
          <table:table-cell table:formula="of:=[.D107]+([.B108]*[.C108]/[.$B$3]*7)" office:value-type="date" office:date-value="2028-03-24T23:05:27.27273" calcext:value-type="date">
            <text:p>2028-03-24</text:p>
          </table:table-cell>
          <table:table-cell table:number-columns-repeated="16379"/>
        </table:table-row>
        <table:table-row table:style-name="ro1">
          <table:table-cell table:number-columns-repeated="16383"/>
        </table:table-row>
        <table:table-row table:style-name="ro1">
          <table:table-cell table:style-name="ce2" office:value-type="string" calcext:value-type="string">
            <text:p>Final project</text:p>
          </table:table-cell>
          <table:table-cell table:number-columns-repeated="16382"/>
        </table:table-row>
        <table:table-row table:style-name="ro1">
          <table:table-cell table:style-name="ce19" office:value-type="string" calcext:value-type="string">
            <text:p>Fullstack Ope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style-name="ce39" table:formula="of:=[.D79]+([.B111]*[.C111]/[.$B$3]*7)" office:value-type="date" office:date-value="2027-08-12T19:05:27.27273" calcext:value-type="date">
            <text:p>2027-08-12</text:p>
          </table:table-cell>
          <table:table-cell table:number-columns-repeated="16379"/>
        </table:table-row>
        <table:table-row table:style-name="ro1">
          <table:table-cell table:style-name="ce19" office:value-type="string" calcext:value-type="string">
            <text:p>Modern Robotics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D111]+([.B112]*[.C112]/[.$B$3]*7)" office:value-type="date" office:date-value="2027-09-02T00:25:27.27273" calcext:value-type="date">
            <text:p>2027-09-02</text:p>
          </table:table-cell>
          <table:table-cell table:number-columns-repeated="16379"/>
        </table:table-row>
        <table:table-row table:style-name="ro1">
          <table:table-cell table:style-name="ce15" office:value-type="string" calcext:value-type="string">
            <text:p>Data Mining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12]+([.B113]*[.C113]/[.$B$3]*7)" office:value-type="date" office:date-value="2027-09-25T08:25:27.27273" calcext:value-type="date">
            <text:p>2027-09-25</text:p>
          </table:table-cell>
          <table:table-cell table:number-columns-repeated="16379"/>
        </table:table-row>
        <table:table-row table:style-name="ro1">
          <table:table-cell table:style-name="ce15" office:value-type="string" calcext:value-type="string">
            <text:p>Big Data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13]+([.B114]*[.C114]/[.$B$3]*7)" office:value-type="date" office:date-value="2027-10-18T16:25:27.27273" calcext:value-type="date">
            <text:p>2027-10-18</text:p>
          </table:table-cell>
          <table:table-cell table:number-columns-repeated="16379"/>
        </table:table-row>
        <table:table-row table:style-name="ro1">
          <table:table-cell table:style-name="ce15" office:value-type="string" calcext:value-type="string">
            <text:p>Internet of Things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D114]+([.B115]*[.C115]/[.$B$3]*7)" office:value-type="date" office:date-value="2027-11-05T04:25:27.27273" calcext:value-type="date">
            <text:p>2027-11-05</text:p>
          </table:table-cell>
          <table:table-cell table:number-columns-repeated="16379"/>
        </table:table-row>
        <table:table-row table:style-name="ro1">
          <table:table-cell table:style-name="ce15" office:value-type="string" calcext:value-type="string">
            <text:p>Cloud Computing (Specialization)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D115]+([.B116]*[.C116]/[.$B$3]*7)" office:value-type="date" office:date-value="2027-11-28T12:25:27.27273" calcext:value-type="date">
            <text:p>2027-11-28</text:p>
          </table:table-cell>
          <table:table-cell table:number-columns-repeated="16379"/>
        </table:table-row>
        <table:table-row table:style-name="ro1">
          <table:table-cell table:style-name="ce15" office:value-type="string" calcext:value-type="string">
            <text:p>Data Science (Specialization)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D116]+([.B117]*[.C117]/[.$B$3]*7)" office:value-type="date" office:date-value="2027-12-31T23:05:27.27273" calcext:value-type="date">
            <text:p>2027-12-31</text:p>
          </table:table-cell>
          <table:table-cell table:number-columns-repeated="16379"/>
        </table:table-row>
        <table:table-row table:style-name="ro1">
          <table:table-cell table:style-name="ce15" office:value-type="string" calcext:value-type="string">
            <text:p>Functional Programming in Scala (Specialization)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D117]+([.B118]*[.C118]/[.$B$3]*7)" office:value-type="date" office:date-value="2028-01-29T03:45:27.27273" calcext:value-type="date">
            <text:p>2028-01-29</text:p>
          </table:table-cell>
          <table:table-cell table:number-columns-repeated="16379"/>
        </table:table-row>
        <table:table-row table:style-name="ro1">
          <table:table-cell table:style-name="ce19" office:value-type="string" calcext:value-type="string">
            <text:p>Game Design and Development with Unity 2020 (Specialization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35" table:formula="of:=[.D112]+([.B119]*[.C119]/[.$B$3]*7)" office:value-type="date" office:date-value="2027-09-07T20:25:27.27273" calcext:value-type="date">
            <text:p>2027-09-07</text:p>
          </table:table-cell>
          <table:table-cell table:number-columns-repeated="16379"/>
        </table:table-row>
        <table:table-row table:style-name="ro1" table:number-rows-repeated="1048456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1:00:30.63369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8T19:32:31.319607835</meta:creation-date>
    <dc:date>2026-02-02T11:02:26.684352290</dc:date>
    <meta:editing-duration>PT3H10M36S</meta:editing-duration>
    <meta:editing-cycles>38</meta:editing-cycles>
    <meta:generator>LibreOffice/24.2.7.2$Linux_X86_64 LibreOffice_project/420$Build-2</meta:generator>
    <meta:document-statistic meta:table-count="1" meta:cell-count="330" meta:object-count="0"/>
  </office:meta>
</office:document-meta>
</file>